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8476" officeooo:paragraph-rsid="001c8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 DO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3T10:28:54.604029599</meta:creation-date>
    <dc:date>2022-02-23T10:30:17.695381340</dc:date>
    <meta:editing-duration>PT1M24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1.1.2$MacOSX_X86_64 LibreOffice_project/fe0b08f4af1bacafe4c7ecc87ce55bb426164676</meta:generator>
  </office:meta>
</office:document-meta>
</file>